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paragraph-properties fo:margin-left="2.5000in" fo:text-indent="-2.5000in">
        <style:tab-stops>
          <style:tab-stop style:position="2.1528in"/>
          <style:tab-stop style:position="2.5000in"/>
        </style:tab-stops>
      </style:paragraph-properties>
      <style:text-properties style:font-name="Times New Roman" fo:font-size="12.0pt"/>
    </style:style>
    <style:style style:name="P3" style:family="paragraph" style:parent-style-name="Standard">
      <style:text-properties style:font-name="Times New Roman" fo:font-size="12.0pt" fo:color="#000000"/>
    </style:style>
    <style:style style:name="P4" style:family="paragraph" style:parent-style-name="Standard">
      <style:paragraph-properties fo:margin-left="1.5000in" fo:text-indent="-1.5000in">
        <style:tab-stops>
          <style:tab-stop style:position="1.1528in"/>
          <style:tab-stop style:position="1.5000in"/>
        </style:tab-stops>
      </style:paragraph-properties>
      <style:text-properties style:font-name="Times New Roman"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fo:font-style="italic" fo:font-style-asian="italic" fo:font-style-complex="italic"/>
    </style:style>
    <style:style style:name="T4" style:family="text">
      <style:text-properties style:text-underline-style="soli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I">
        <style:list-level-properties text:space-before="1.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level-style-number text:level="3" style:num-suffix="." style:num-format="1">
        <style:list-level-properties text:space-before="0.75in" text:min-label-width="0.25in"/>
      </text:list-level-style-number>
    </text:list-style>
  </office:automatic-styles>
  <office:body>
    <office:text>
      <text:p text:style-name="P1"><text:tab/>01. Exemples de dénombrement</text:p>
      <text:p text:style-name="P1">Hyperbole – Tle spé</text:p>
      <text:p text:style-name="P1">exemples tirés de Youtube à garder en tête</text:p>
      <text:p text:style-name="P1"/>
      <text:p text:style-name="P1">Intro :</text:p>
      <text:p text:style-name="P1">Dénombrer, c'est compter. Compter le nombre de parties d'un ensemble, compter le nombre d'ensembles que l'on peut former en prenant k éléments d'un ensemble à n éléments, en considérant qu'on a le droit ou non de prendre plusieurs fois le même élément, qu'on porte attention à l'ordre ou non.</text:p>
      <text:p text:style-name="P1"/>
      <text:p text:style-name="P1">La formule des combinaisons date d'au moins 1150 (Bhaskara – Inde)</text:p>
      <text:p text:style-name="P1">Celle des arrangements date d'au moins du 14e siècle (Levi ben Ghersom – France)</text:p>
      <text:p text:style-name="P1">Au 17e siècle, Pascal et Fermat retrouvent la formule des combinaisons.</text:p>
      <text:p text:style-name="P1"/>
      <text:p text:style-name="P1">Pré-requis :</text:p>
      <text:p text:style-name="P1"><text:tab/>Raisonnement par récurrence</text:p>
      <text:p text:style-name="P1"><text:tab/>Factorielles</text:p>
      <text:p text:style-name="P1"><text:tab/>Cardinal d'un ensemble</text:p>
      <text:p text:style-name="P1"><text:tab/>Le triangle de Pascal</text:p>
      <text:p text:style-name="P1"><text:tab/>La machine Enigma (Remarque du CNED : expliquer comment marche la machine, ne pas <text:tab/><text:tab/>le mettre en pré-requis. Ma remarque : Je le garderai en pré-requis car ça ne fait pas <text:tab/><text:tab/>partie de la leçon et je n'ai pas le temps d'expliquer son fonctionnement en 20 min.)</text:p>
      <text:p text:style-name="P1"/>
      <text:p text:style-name="P1">n sera un entier naturel supérieur ou égal à 3 et k sera un entier naturel inférieur ou égal à n</text:p>
      <text:p text:style-name="P1"/>
      <text:p text:style-name="P1"/>
      <text:p text:style-name="P1"/>
      <text:list text:style-name="L1">
        <text:list-item>
          <text:list>
            <text:list-item>
              <text:list>
                <text:list-item>
                  <text:list>
                    <text:list-item>
                      <text:list>
                        <text:list-item>
                          <text:p text:style-name="P2"><text:span text:style-name="T1"/><text:span text:style-name="T2">DES OUTILS POUR DÉNOMBRER</text:span></text:p>
                        </text:list-item>
                        <text:list-item>
                          <text:p text:style-name="P2"><text:span text:style-name="T1"/></text:p>
                        </text:list-item>
                      </text:list>
                    </text:list-item>
                  </text:list>
                </text:list-item>
              </text:list>
            </text:list-item>
          </text:list>
        </text:list-item>
      </text:list>
      <text:p text:style-name="P1"><text:span text:style-name="T1"><text:tab/>1. Nombre de parties</text:span></text:p>
      <text:p text:style-name="P1"><text:span text:style-name="T1"/></text:p>
      <text:p text:style-name="P1">Propriété : <text:tab/>Soit E un ensemble à n éléments. Alors, le nombre d'ensembles qu'il est possible de <text:tab/><text:tab/>constituer en utilisant, au maximum, une seule fois chaque élément de E est </text:p>
      <text:p text:style-name="P1"/>
      <text:p text:style-name="P1">Exemple :<text:tab/>Si <text:span text:style-name="T3">formule</text:span>lister toutes les parties de E.</text:p>
      <text:p text:style-name="P1"/>
      <text:p text:style-name="P1"><text:span text:style-name="T1"/></text:p>
      <text:p text:style-name="P1"><text:span text:style-name="T1"/></text:p>
      <text:p text:style-name="P1"><text:span text:style-name="T1"><text:tab/>2. k-uplets et produit cartésien</text:span></text:p>
      <text:p text:style-name="P1"><text:span text:style-name="T1"/></text:p>
      <text:p text:style-name="P1">Définition : <text:tab/>Soient E un ensemble fini à n éléments.</text:p>
      <text:p text:style-name="P1"><text:tab/><text:tab/>Un <text:span text:style-name="T2">k-uplet</text:span><text:s/>d'éléments de E est une liste ordonnée de k éléments.</text:p>
      <text:p text:style-name="P1"/>
      <text:p text:style-name="P1">Notation : <text:tab/>L'ensemble des k-uplets d'éléments de E se note</text:p>
      <text:p text:style-name="P1"/>
      <text:p text:style-name="P1">Propriété : <text:tab/>Si alors</text:p>
      <text:p text:style-name="P3"/>
      <text:p text:style-name="P1">Exemple : <text:tab/>Si déterminer tous les couples, puis tous les triplets d'éléments de E.</text:p>
      <text:p text:style-name="P1"><text:tab/></text:p>
      <text:p text:style-name="P1"/>
      <text:p text:style-name="P1"/>
      <text:p text:style-name="P1"><text:span text:style-name="T1"><text:tab/>3. Arrangements</text:span></text:p>
      <text:p text:style-name="P1"><text:span text:style-name="T1"/></text:p>
      <text:p text:style-name="P1">Définition :<text:tab/>Le nombre de k-uplets d'éléments distincts d'un ensemble à n éléments qu'il est <text:tab/><text:tab/><text:tab/>possible de former s'appelle un <text:span text:style-name="T2">arrangement</text:span><text:s/>de k éléments parmi n.</text:p>
      <text:p text:style-name="P1"/>
      <text:p text:style-name="P1">Notation : <text:tab/>On le note </text:p>
      <text:p text:style-name="P1"><text:span text:style-name="T1"/></text:p>
      <text:p text:style-name="P1">Propriété :<text:tab/></text:p>
      <text:p text:style-name="P1"><text:span text:style-name="T1"/></text:p>
      <text:p text:style-name="P1">Exemple :<text:span text:style-name="T1"><text:s/><text:tab/></text:span>Si <text:span text:style-name="T3">formule</text:span>déterminer tous les arrangements à deux, puis trois éléments.</text:p>
      <text:p text:style-name="P1"/>
      <text:p text:style-name="P1"/>
      <text:p text:style-name="P1">Remarque : <text:tab/>est le nombre de réorganisations possibles d'un ensemble à n éléments <text:tab/><text:tab/><text:tab/>(distincts). C'est donc le nombre de permutations d'un ensemble à n éléments.</text:p>
      <text:p text:style-name="P1"><text:tab/><text:tab/>Ce nombre vaut n!</text:p>
      <text:p text:style-name="P1"/>
      <text:p text:style-name="P1">Propriété :<text:tab/>En moyenne, une permutation a un point fixe.</text:p>
      <text:p text:style-name="P1"><text:span text:style-name="T1"/></text:p>
      <text:p text:style-name="P1"><text:span text:style-name="T1"/></text:p>
      <text:list text:style-name="L2">
        <text:list-item>
          <text:list>
            <text:list-item>
              <text:list>
                <text:list-item>
                  <text:p text:style-name="P4"><text:span text:style-name="T1">Combinaisons</text:span></text:p>
                </text:list-item>
              </text:list>
            </text:list-item>
          </text:list>
        </text:list-item>
      </text:list>
      <text:p text:style-name="P1"><text:span text:style-name="T2"/></text:p>
      <text:p text:style-name="P1">Définition : <text:tab/>Une combinaison de k éléments de l'ensemble E est un ensemble à k éléments de E.</text:p>
      <text:p text:style-name="P1"/>
      <text:p text:style-name="P1">Remarque : <text:tab/>Le principe est le même que pour les arrangements, mais l'ordre des éléments <text:tab/><text:tab/><text:tab/>n'intervient pas. Comme on traite d'ensembles ici, {a,b,c} et {b,c,a} sont égaux. Il y a <text:tab/><text:tab/>donc moins de combinaisons que d'arrangements de k éléments parmi n.</text:p>
      <text:p text:style-name="P1"/>
      <text:p text:style-name="P1">Notation : <text:tab/>Le nombre de combinaisons de k éléments parmi n se note </text:p>
      <text:p text:style-name="P1">Propriété :<text:tab/></text:p>
      <text:p text:style-name="P1"/>
      <text:p text:style-name="P1">Propriété :<text:tab/>Le nombre numéro k de la ligne numéro n du triangle de Pascal (en commençant à <text:tab/><text:tab/>compter à 0) est </text:p>
      <text:p text:style-name="P1"/>
      <text:p text:style-name="P1">Exemple :<text:tab/>Si <text:span text:style-name="T3">, </text:span>lister tous les ensembles à 3 éléments de E.</text:p>
      <text:p text:style-name="P1"/>
      <text:p text:style-name="P1"/>
      <text:p text:style-name="P1">Propriétés :<text:tab/></text:p>
      <text:p text:style-name="P1"/>
      <text:p text:style-name="P1"><text:tab/><text:tab/>(Formule de Pascal)</text:p>
      <text:p text:style-name="P1"/>
      <text:p text:style-name="P1"><text:tab/><text:tab/></text:p>
      <text:p text:style-name="P1"><text:tab/><text:tab/></text:p>
      <text:p text:style-name="P1"><text:tab/><text:tab/></text:p>
      <text:p text:style-name="P1"><text:tab/><text:tab/></text:p>
      <text:p text:style-name="P1"><text:tab/><text:tab/></text:p>
      <text:p text:style-name="P1"><text:span text:style-name="T1"><text:tab/><text:tab/></text:span><text:span text:style-name="T2">II. APPLICATIONS</text:span></text:p>
      <text:p text:style-name="P1"/>
      <text:p text:style-name="P1"><text:span text:style-name="T4"><text:tab/>Nombre de parties</text:span></text:p>
      <text:p text:style-name="P1"/>
      <text:p text:style-name="P1">1. Combien existe-t-il de caractères possibles en braille ?</text:p>
      <text:p text:style-name="P1"/>
      <text:p text:style-name="P1">2. On dispose debouteilles. Une seule est empoisonnée mais on ne sait pas laquelle. On peut préparer des mélanges de ces bouteilles et faire boire le mélange à des rats. Sachant que chaque rat ne pourra boire qu'un seul mélange et qu'un rat mourra si et seulement s'il boit au moins une goutte empoisonnée, de combien de rats aura-t-on besoin ?</text:p>
      <text:p text:style-name="P1"/>
      <text:p text:style-name="P1"/>
      <text:p text:style-name="P1"><text:span text:style-name="T4"><text:tab/>Produits cartésiens</text:span></text:p>
      <text:p text:style-name="P1"><text:span text:style-name="T4"/></text:p>
      <text:p text:style-name="P1">1. Combien de menus constitués d'une entrée, d'un plat et d'un dessert peut-on faire avec 4 entrées, 3 plats et 5 desserts ?</text:p>
      <text:p text:style-name="P1"/>
      <text:p text:style-name="P1">2. L'ouvrage Cent mille milliards de poèmes de Raymond Queneau est constitué de 14 pages, contenant chacune 10 vers. Un poème s'obtient en choisissant un ver de chaque page. L'intitulé de livre est-il exact ?</text:p>
      <text:p text:style-name="P1"/>
      <text:p text:style-name="P1">3. Une plaque d'immatriculation est composée de : deux lettres distinctes de O,I,V ; trois chiffres ; <text:s/>deux lettres distinctes de O,I,V. Combien en existe-t-il ?</text:p>
      <text:p text:style-name="P1"/>
      <text:p text:style-name="P1">4. Trois engrenages sont placés sur Enigma, combien de positions de départ existe-il sachant que chaque engrenage peut commencer sur n'importe quelle position entre 1 et 26 ?</text:p>
      <text:p text:style-name="P1"/>
      <text:p text:style-name="P1"/>
      <text:p text:style-name="P1"><text:span text:style-name="T4"><text:tab/>Arrangements</text:span></text:p>
      <text:p text:style-name="P1"><text:span text:style-name="T4"/></text:p>
      <text:p text:style-name="P1">1. Dans le jeu Mario Kart 8 Deluxe, il existe 48 circuits. Victor décide de faire un championnat de 4 circuits choisis aléatoirement, et Léa veut faire un championnat de 8 circuits. Les deux tiennent compte de l'ordre des circuits. Combien y a-t-il de possibilités pour chacun ?</text:p>
      <text:p text:style-name="P1"/>
      <text:p text:style-name="P1">2. Une association propose 20 sports. Sur une semaine de découverte, le but est de pratiquer 5 sports (un par jour). Pour cela, l'association demande aux adhérents de classer 8 sports dans l'ordre de préférence. L'emploi du temps des adhérents prendra en compte de l'ordre des sports choisis et des places restantes dans chaque groupe. Combien y a-t-il de listes de vœux possibles ?</text:p>
      <text:p text:style-name="P1"/>
      <text:p text:style-name="P1">3. On place n boules numérotées de 1 à n dans n boîtes aussi numérotées de 1 à n, en mettant une seule boule par boîte. En moyenne, combien aura-t-on de coïncidences ?</text:p>
      <text:p text:style-name="P1"/>
      <text:p text:style-name="P1">4. Permutations : Combien y a-t-il de façons de mélanger un paquet de 52 cartes ?</text:p>
      <text:p text:style-name="P1"/>
      <text:p text:style-name="P1">5. Combien de façon d'ordonner les engrenages y avait-il sur la machine Enigma ?</text:p>
      <text:p text:style-name="P1"/>
      <text:p text:style-name="P1"/>
      <text:p text:style-name="P1"><text:tab/><text:span text:style-name="T4">Combinaisons</text:span></text:p>
      <text:p text:style-name="P1"/>
      <text:p text:style-name="P1">1. Développer </text:p>
      <text:p text:style-name="P1"/>
      <text:p text:style-name="P1">2. On trace n droites de sorte que chaque nouvelle droite ne soit parallèle à aucune autre et qu'il n'y ait jamais trois droites concourantes. Combien de triangles sont alors formés ?</text:p>
      <text:p text:style-name="P1"/>
      <text:p text:style-name="P1">3. Combien existe-t-il d'anagrammes du mot ANANAS ?</text:p>
      <text:p text:style-name="P1"/>
      <text:p text:style-name="P1">4. Un groupe de n personnes trinquent, chacune avec toutes les autres, une seule fois. Combien y a-t-il de tintements ? (On retrouve la formule de la somme des premiers entiers)</text:p>
      <text:p text:style-name="P1"/>
      <text:p text:style-name="P1">5. Combien y a-t-il de façons de connecter 10 paires de lettres sur Enigma ?</text:p>
      <text:p text:style-name="P1"/>
      <text:p text:style-name="P1"/>
      <text:p text:style-name="P1">Conclusion :</text:p>
      <text:p text:style-name="P1">Combien y a-t-il de configurations de départ possibles sur Enigma ?</text:p>
      <text:p text:style-name="P1"/>
      <text:p text:style-name="P1"/>
      <text:p text:style-name="P1"><text:tab/><text:span text:style-name="T2">Ouverture</text:span></text:p>
      <text:p text:style-name="P1"/>
      <text:p text:style-name="P1">Le dénombrement permet aussi de comprendre les différentes tailles d'infini. En effet, si on trouve une bijection entre deux ensembles, alors ils ont le même cardinal. On montre ainsi queetont même cardinal mais que celui de <text:s/>est supérieur à celui deformule</text:p>
      <text:p text:style-name="P1">On peut citer les exemples de l'hôtel de Hilbert ou du paradoxe de l'urne vide pour se familiariser avec ces concepts et réfléchir aux différentes tailles d'infini.</text:p>
      <text:p text:style-name="P1">On aurait aussi pu aborder les probabilités. En effet on compte souvent le nombre d'issus composant un événement et le nombre total d'issues. On a aussi la loi binomiale qui fait intervenir les combinaisons.</text:p>
      <text:p text:style-name="P1"/>
      <text:p text:style-name="P1"/>
      <text:p text:style-name="P1"/>
      <text:p text:style-name="P1"/>
      <text:p text:style-name="P1"/>
      <text:p text:style-name="P1"/>
      <text:p text:style-name="P1"/>
      <text:p text:style-name="P1"><text:tab/><text:span text:style-name="T2">DÉVELOPPEMENTS</text:span></text:p>
      <text:p text:style-name="P1"/>
      <text:p text:style-name="P1">Propriété :<text:tab/>Le nombre numéro k de la ligne numéro n du triangle de Pascal (en commençant à <text:tab/><text:tab/>compter à 0) est formule</text:p>
      <text:p text:style-name="P1">DEMO<text:tab/><text:tab/>Par récurrence sur n et la formule de Pascal</text:p>
      <text:p text:style-name="P1"/>
      <text:p text:style-name="P1">Nombre de points fixes d'une permutation</text:p>
      <text:p text:style-name="P1">Si on écrit toutes les permutations de l'ensemble , on a</text:p>
      <text:p text:style-name="P1">1,2,3,...,n-1,n</text:p>
      <text:p text:style-name="P1">1,2,3,...,n,n-1</text:p>
      <text:p text:style-name="P1">…</text:p>
      <text:p text:style-name="P1">n,n-1,...,3,2,1</text:p>
      <text:p text:style-name="P1">Pour compter le nombre de points fixes au total, on peut raisonner par colonne.</text:p>
      <text:p text:style-name="P1">La colonne numéro i compte autant de points fixes que de fois où le nombre i est présent.</text:p>
      <text:p text:style-name="P1">Il est présent (n-1)! fois, puisque, hormis i, on a n-1 éléments à réorganiser.</text:p>
      <text:p text:style-name="P1">Ce raisonnement est identique sur chacune des n colonnes.</text:p>
      <text:p text:style-name="P1">Le nombre de points fixes au total est donc <text:s/></text:p>
      <text:p text:style-name="P1">Et comme il y a n! permutations, le nombre moyen de points fixes par permutation est </text:p>
      <text:p text:style-name="P1"/>
      <text:p text:style-name="P1">Autre argument. Soit une permutation d'un ensemble à n éléments et la variable aléatoire qui vaut 1 si et 0 sinon.</text:p>
      <text:p text:style-name="P1">Alors </text:p>
      <text:p text:style-name="P1">Soit la VA donnant le nombre de points fixes.</text:p>
      <text:p text:style-name="P1">Alors</text:p>
      <text:p text:style-name="P1">Donc, en moyenne, une permutation a un point fixe.</text:p>
      <text:p text:style-name="P1"/>
      <text:p text:style-name="P1"/>
      <text:p text:style-name="P1"/>
      <text:p text:style-name="P1">partir de la somme et arriver au résultat. On utilise le fait que n-k = (n+1)-(k+1).</text:p>
      <text:p text:style-name="P1">Ou alors par l'argument du capitaine : on a n+1 personnes et on veut constituer une équipe de k+1 personnes. Si on prend Alice dans notre équipe, il nous restefaçons de constituer le reste de l'équipe. Si on ne prend pas Alice, alors on aéquipes possibles. En tout, il y a équipes possibles donc on a bien la somme.</text:p>
      <text:p text:style-name="P1"/>
      <text:p text:style-name="P1"/>
      <text:p text:style-name="P1">formulese montre avec les formules ou avec le raisonnement suivant.</text:p>
      <text:p text:style-name="P1">On a n personnes et on veut faire une équipe de k personnes ayant un capitaine.</text:p>
      <text:p text:style-name="P1">Soit on choisit d'abord le capitaine parmi les n personnes présentes, puis il nous reste k-1 personnes à choisir parmi n-1.</text:p>
      <text:p text:style-name="P1">Soit un choisit d'abord k personnes parmi n, puis il nous reste k choix pour le capitaine.</text:p>
      <text:p text:style-name="P1"/>
      <text:p text:style-name="P1"/>
      <text:p text:style-name="P1"><text:tab/>soit . On associe chaque combinaison contenant <text:s/>à la même ne le contenant pas. Il y a combinaisons contenant <text:s/>et combinaisons ne le contenant pas. Chaque combinaison contenant a et un nombre pair d'éléments contribue comme un -1 dans la somme et est associée a une combinaison contenant un nombre pair d'éléments qui contribue comme un +1. La somme est donc 0.</text:p>
      <text:p text:style-name="P1"/>
      <text:p text:style-name="P1">les deux membres de l'égalité comptent le nombre de parties d'un ensemble à n éléments.</text:p>
      <text:p text:style-name="P1">Possible aussi par récurrence sur n</text:p>
      <text:p text:style-name="P1">Possible aussi en développant et en remplaçant x par 2</text:p>
      <text:p text:style-name="P1"/>
      <text:p text:style-name="P1"><text:tab/><text:span text:style-name="T4">Nombre de parties</text:span></text:p>
      <text:p text:style-name="P1">1. on enlève 1 car on on enlève le cas où aucun point n'est en relief.</text:p>
      <text:p text:style-name="P1">2. On aura besoin de n rats. On numérote chaque bouteille de 0 àen binaire. Quand il y a un 1 dans l'écriture, au rangon ajoute cette bouteille au mélange n°k. Donc la bouteille 0 ne sera bue par aucun rat et la <text:s/>sera bue par tous. Les rangs des rats qui meurent donne le n° en binaire de la bouteille empoisonnée.</text:p>
      <text:p text:style-name="P1"><text:a xlink:type="simple" xlink:href="https://www.youtube.com/watch?v=N3qmN6pYhi0">https://www.youtube.com/watch?v=N3qmN6pYhi0</text:a><text:s/></text:p>
      <text:p text:style-name="P1"/>
      <text:p text:style-name="P1"><text:tab/><text:span text:style-name="T4">Produits cartésiens</text:span></text:p>
      <text:p text:style-name="P1">1. Soit l'ensemble des entrées. Soient P et D, analogues, les ensembles des plats et desserts. Réponse = </text:p>
      <text:p text:style-name="P1">2.= cent mille milliards</text:p>
      <text:p text:style-name="P1">3.</text:p>
      <text:p text:style-name="P1"/>
      <text:p text:style-name="P1"><text:tab/><text:span text:style-name="T4">Arrangements</text:span></text:p>
      <text:p text:style-name="P1">1. et </text:p>
      <text:p text:style-name="P1">2. </text:p>
      <text:p text:style-name="P1">3. 1 point fixe en moyenne</text:p>
      <text:p text:style-name="P1">4. 52 ! c'est plus que le nombre d'atomes sur Terre. Ce nombre est tellement gigantesque que même si un super ordinateur créait 1 milliard de nouveaux mélanges par seconde depuis le début de l'univers (13,6 milliards d'années), il serait encore bien loin d'avoir créé 1% de tous les mélanges possibles.</text:p>
      <text:p text:style-name="P1">Cela implique que lorsqu'on mélange un jeu de cartes, on peut affirmer que ce mélange n'a jamais été fait et ne sera jamais fait dans toute l'histoire de l'humanité.</text:p>
      <text:p text:style-name="P1"/>
      <text:p text:style-name="P1"><text:tab/><text:span text:style-name="T4">Combinaisons</text:span></text:p>
      <text:p text:style-name="P1">1. Combien y a-t-il de termes contenant ? Il suffit de compter le nombre de façons de prendre k facteurs égaux à a parmi n, donc il y en aet les autres facteurs sont automatiquement . Ce raisonnement fonctionne pour tous les k entre 1 et n.</text:p>
      <text:p text:style-name="P1"/>
      <text:p text:style-name="P1">2. Vu comment les droites sont tracées, 3 droites forment toujours un triangle. Donc le nombre demandé est le nombre de façons qu'il existe de prendre trois droites parmi n, donc </text:p>
      <text:p text:style-name="P1"/>
      <text:p text:style-name="P1">3. 6 ! qu'il faut diviser par 3 ! car il y a trois A, qu'il faut encore diviser par 2 ! car il y a deux N. Donc 60</text:p>
      <text:p text:style-name="P1"/>
      <text:p text:style-name="P1">4. Pour avoir un tintement, il faut prendre deux personnes parmi n donc le nombre est </text:p>
      <text:p text:style-name="P1">On a aussi que chacune des n personnes trinque avec n-1 autres personnes. Donc le nombre est On divise par 2 car on a compté tous les tintements deux fois.</text:p>
      <text:p text:style-name="P1">On a aussi que la personne numéro k fait un nouveau tintement avec k-1 autres personnes donc le nombres est et on retrouve la formule des nombres triangulaires.</text:p>
      <text:p text:style-name="P1"/>
      <text:p text:style-name="P1"><text:tab/><text:span text:style-name="T4">ENIGMA</text:span></text:p>
      <text:p text:style-name="P1">On achoix pour l'emplacement des engrenages. (arrangement)</text:p>
      <text:p text:style-name="P1">Une fois les engrenages à leur place, on apositions de départ possibles. (triplet)</text:p>
      <text:p text:style-name="P1">Pour le plugboard, on a branchements possibles</text:p>
      <text:p text:style-name="P1">En effet, on a choix pour les lettres qu'on prend. On a 20! réorganisations de ces lettres.</text:p>
      <text:p text:style-name="P1">Autrement dit : On a listes de 20 lettres différentes.</text:p>
      <text:p text:style-name="P1">Ensuite, on peut imaginer que chaque lettre de cette liste qui est en position impaire est connectée à celle après. Donc la 1re avec la 2e ; puis la 3e avec la 4e, etc. Chaque paire de lettre est comptée en double car la liste SALUTO serait la même que ASULOT, donc on divise par 2 autant de fois qu'il y a de paires de lettres. Donc on divise par </text:p>
      <text:p text:style-name="P1">Puis, on divise par 10! car c'est le nombre de façons d'organiser les 10 paires. La lite SALUTO étant la même que TOSALU par exemple.</text:p>
      <text:p text:style-name="P1">En tout, il y a environ configurations de départ</text:p>
      <text:p text:style-name="P1"><text:a xlink:type="simple" xlink:href="https://www.youtube.com/watch?v=G2_Q9FoD-oQ">https://www.youtube.com/watch?v=G2_Q9FoD-oQ</text:a><text:s/></text:p>
      <text:p text:style-name="P1"/>
      <text:p text:style-name="P1"/>
      <text:p text:style-name="P1"/>
      <text:p text:style-name="P1"/>
      <text:p text:style-name="P1"/>
      <text:p text:style-name="P1">Notes : </text:p>
      <text:p text:style-name="P1">Cette leçon fait partie des deux leçons (avec la 43) proposée à la correction par le CNED.</text:p>
      <text:p text:style-name="P1">Par rapport au devoir que je leur ai envoyé, j'ai ajouté ici : </text:p>
      <text:p text:style-name="P1"><text:tab/>- l'algorithme donnant toutes les parties d'un ensemble</text:p>
      <text:p text:style-name="P1"><text:tab/>- la formule et sa démo</text:p>
      <text:p text:style-name="P1"><text:tab/>- la propriété sur le nombre moyen de points fixes d'une permutation.</text:p>
      <text:p text:style-name="P1"><text:tab/>- l'exemple sur l'association sportive</text:p>
      <text:p text:style-name="P1"/>
      <text:p text:style-name="P1">Peut-être qu'un exemple d'utilisation de la loi binomiale serait le bienvenu. On pourrait présenter le problème des surréservations des compagnies aériennes. (Voir leçon 3)</text:p>
      <text:p text:style-name="P1"/>
      <text:p text:style-name="P1">La correction du CNED comporte peu de commentaires et d'annotations. Voici l'appréciation :</text:p>
      <text:p text:style-name="P1"><text:tab/><text:span text:style-name="T1">17/20. Excellent travail.</text:span></text:p>
      <text:p text:style-name="P1"><text:span text:style-name="T1"><text:tab/>Le plan proposé est assez complet. Les raisonnements suivis sont rigoureux.</text:span></text:p>
      <text:p text:style-name="P1"/>
      <text:p text:style-name="P1">Confiance : 3/3. La leçon me plaît, je trouve mes exemples intéressants, on peut proposer des programmes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3</meta:generator>
    <meta:initial-creator>Rémi Bouyssounouse</meta:initial-creator>
  </office:meta>
</office:document-meta>
</file>